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text>div</mtext>
            <mstyle mathvariant="bold">
              <mi>E</mi>
            </mstyle>
            <mrow>
              <mspace width="0.5em"/>
              <mo stretchy="false">=</mo>
              <mspace width="0.5em"/>
            </mrow>
            <mfrac>
              <mn>1</mn>
              <msub>
                <mi mathvariant="normal">ε</mi>
                <mn>0</mn>
              </msub>
            </mfrac>
            <mspace width="0.5em"/>
            <mi mathvariant="normal">ρ</mi>
          </mrow>
        </mtd>
      </mtr>
      <mtr>
        <mtd>
          <mrow/>
        </mtd>
      </mtr>
      <mtr>
        <mtd>
          <mrow>
            <mtext>rot</mtext>
            <mstyle mathvariant="bold">
              <mi>E</mi>
            </mstyle>
            <mrow>
              <mspace width="0.5em"/>
              <mo stretchy="false">=</mo>
              <mspace width="0.5em"/>
            </mrow>
            <mn>0</mn>
          </mrow>
        </mtd>
      </mtr>
    </mtable>
    <annotation encoding="StarMath 5.0">"div" bold E `=` 1 over %varepsilon _0 ` %rho newline newline
"rot" bold E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0:27:30.898000000</meta:creation-date>
    <meta:generator>LibreOffice/4.2.4.2$Windows_x86 LibreOffice_project/63150712c6d317d27ce2db16eb94c2f3d7b699f8</meta:generator>
  </office:meta>
</office:document-meta>
</file>